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1a84b" officeooo:paragraph-rsid="0041a84b" style:font-name-asian="Liberation Serif" style:font-size-asian="14pt" style:font-weight-asian="bold" style:font-name-complex="Liberation Serif" style:font-size-complex="14pt" style:font-weight-complex="bold"/>
    </style:style>
    <style:style style:name="P3" style:family="paragraph" style:parent-style-name="Heading_20_1">
      <style:paragraph-properties fo:line-height="150%"/>
    </style:style>
    <style:style style:name="P4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448b24" officeooo:paragraph-rsid="00448b24" style:font-name-asian="Liberation Serif" style:font-size-asian="14pt" style:font-weight-asian="bold" style:font-name-complex="Liberation Serif" style:font-size-complex="14pt" style:font-weight-complex="bold"/>
    </style:style>
    <style:style style:name="P5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41a84b" officeooo:paragraph-rsid="0041a84b" style:font-name-asian="Liberation Serif" style:font-size-asian="14pt" style:font-weight-asian="bold" style:font-name-complex="Liberation Serif" style:font-size-complex="14pt" style:font-weight-complex="bold"/>
    </style:style>
    <style:style style:name="P6" style:family="paragraph" style:parent-style-name="Standard" style:list-style-name="L2">
      <style:paragraph-properties fo:line-height="150%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448b24" officeooo:paragraph-rsid="00448b24" style:font-name-asian="Liberation Serif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448b24" officeooo:paragraph-rsid="0044950c" style:font-name-asian="Liberation Serif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448b24" officeooo:paragraph-rsid="00448b24" style:font-name-asian="Liberation Serif" style:font-size-asian="14pt" style:font-weight-asian="normal" style:font-name-complex="Liberation Serif" style:font-size-complex="14pt" style:font-weight-complex="normal"/>
    </style:style>
    <style:style style:name="P10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41a84b" officeooo:paragraph-rsid="0041a84b" style:font-name-asian="Liberation Serif" style:font-size-asian="14pt" style:font-weight-asian="normal" style:font-name-complex="Liberation Serif" style:font-size-complex="14pt" style:font-weight-complex="normal"/>
    </style:style>
    <style:style style:name="P11" style:family="paragraph" style:parent-style-name="Standard" style:list-style-name="L2">
      <style:paragraph-properties fo:line-height="150%"/>
      <style:text-properties style:font-name="Liberation Sans" fo:font-size="14pt" officeooo:paragraph-rsid="0044950c" style:font-size-asian="14pt" style:font-size-complex="14pt"/>
    </style:style>
    <style:style style:name="T1" style:family="text">
      <style:text-properties style:text-position="super 58%"/>
    </style:style>
    <style:style style:name="T2" style:family="text">
      <style:text-properties officeooo:rsid="0014818a"/>
    </style:style>
    <style:style style:name="T3" style:family="text">
      <style:text-properties officeooo:rsid="002a6157"/>
    </style:style>
    <style:style style:name="T4" style:family="text">
      <style:text-properties officeooo:rsid="00448b24"/>
    </style:style>
    <style:style style:name="T5" style:family="text">
      <style:text-properties officeooo:rsid="0041a84b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448b24" style:font-weight-asian="normal" style:font-weight-complex="normal"/>
    </style:style>
    <style:style style:name="T8" style:family="text">
      <style:text-properties officeooo:rsid="0044950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bjectif<text:span text:style-name="T4">s</text:span><text:span text:style-name="T6"> : </text:span><text:span text:style-name="T7">N</text:span><text:span text:style-name="T6">otions </text:span><text:span text:style-name="T7">et notations </text:span><text:span text:style-name="T6">de géométrie plane</text:span></text:p>
      <text:list xml:id="list3120997776" text:style-name="L1">
        <text:list-item>
          <text:p text:style-name="P8">Droites perpendiculaires</text:p>
        </text:list-item>
        <text:list-item>
          <text:p text:style-name="P7">Médiatrice d’un segment</text:p>
        </text:list-item>
        <text:list-item>
          <text:p text:style-name="P7">Distance d’un point à une droite</text:p>
        </text:list-item>
      </text:list>
      <text:h text:style-name="P3" text:outline-level="1">Déroulé</text:h>
      <text:list xml:id="list2239092123" text:style-name="L2">
        <text:list-item>
          <text:p text:style-name="P4">Questions flash</text:p>
          <text:p text:style-name="P9">Sur ardoise : Contrôle de la maitrise des notions revues au précédent cours</text:p>
          <text:p text:style-name="P10"/>
        </text:list-item>
        <text:list-item>
          <text:p text:style-name="P5">C<text:span text:style-name="T4">orrection du TaF</text:span></text:p>
          <text:p text:style-name="P10"/>
        </text:list-item>
        <text:list-item>
          <text:p text:style-name="P5">Activité de (re)découverte de géométrie plane</text:p>
          <text:p text:style-name="P10">Activité <text:span text:style-name="T4">2</text:span> p. 211 : <text:span text:style-name="T8">droites perpendiculaires ; milieu ; médiatrice ; distance d’un point à une droite.</text:span></text:p>
          <text:p text:style-name="P10"/>
        </text:list-item>
        <text:list-item>
          <text:p text:style-name="P4">Cours</text:p>
          <text:p text:style-name="P9">Vocabulaire et notation associés aux notions données en objectif. </text:p>
          <text:p text:style-name="P9"/>
        </text:list-item>
        <text:list-item>
          <text:p text:style-name="P6">TaF</text:p>
          <text:p text:style-name="P11">ex. 2<text:span text:style-name="T8">0</text:span> p. 21<text:span text:style-name="T8">8 (appartenance)</text:span></text:p>
          <text:p text:style-name="P11">e<text:span text:style-name="T8">x. 2</text:span>2 p. 21<text:span text:style-name="T8">8 (longueur ; milieu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3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1P0"/>
    </number:currency-style>
    <number:date-style style:name="N129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date-style style:name="N109">
      <number:day number:calendar="jewish"/>
      <number:text> </number:text>
      <number:month number:calendar="jewish" number:style="long" number:textual="true"/>
    </number:date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date-style style:name="N12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3P0"/>
    </number:currency-style>
    <number:date-style style:name="N11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6P0"/>
    </number:currency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date-style style:name="N119">
      <number:month number:calendar="jewish" number:style="long" number:textual="true"/>
    </number:date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date-style style:name="N123">
      <number:month number:calendar="jewish" number:style="long" number:textual="true"/>
      <number:text> </number:text>
      <number:day number:calendar="jewish"/>
    </number:date-style>
    <number:currency-style style:name="N12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5P0"/>
    </number:currency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style:text-position="super 58%"/>
    </style:style>
    <style:style style:name="MT2" style:family="text">
      <style:text-properties officeooo:rsid="0014818a"/>
    </style:style>
    <style:style style:name="MT3" style:family="text">
      <style:text-properties officeooo:rsid="002a6157"/>
    </style:style>
    <style:style style:name="MT4" style:family="text">
      <style:text-properties officeooo:rsid="00448b24"/>
    </style:style>
    <style:style style:name="MT5" style:family="text">
      <style:text-properties officeooo:rsid="0041a84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6<text:span text:style-name="MT1">e</text:span>2<text:tab/><text:span text:style-name="MT2">Séquence </text:span><text:span text:style-name="MT3">2</text:span> – <text:span text:style-name="MT3">Géométrie plane</text:span><text:tab/><text:span text:style-name="MT2">Séance </text:span><text:span text:style-name="MT4">2</text:span><text:span text:style-name="MT5"> - </text:span><text:span text:style-name="MT4">22</text:span><text:span text:style-name="MT5">/09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0-01T21:59:55.200708862</dc:date>
    <meta:editing-duration>PT8H57M52S</meta:editing-duration>
    <meta:editing-cycles>30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111" meta:character-count="592" meta:non-whitespace-character-count="512"/>
  </office:meta>
</office:document-meta>
</file>